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1018" table:default-cell-style-name="ce6"/>
        <table:table-row table:style-name="ro1">
          <table:table-cell table:style-name="ce1" office:value-type="string" calcext:value-type="string">
            <text:p>테이블명</text:p>
          </table:table-cell>
          <table:table-cell table:style-name="ce1" office:value-type="string" calcext:value-type="string">
            <text:p>필드명</text:p>
          </table:table-cell>
          <table:table-cell table:style-name="ce1" office:value-type="string" calcext:value-type="string">
            <text:p>데이터타입</text:p>
          </table:table-cell>
          <table:table-cell table:style-name="ce1" office:value-type="string" calcext:value-type="string">
            <text:p>기본값</text:p>
          </table:table-cell>
          <table:table-cell table:style-name="ce1" office:value-type="string" calcext:value-type="string">
            <text:p>필드설명</text:p>
          </table:table-cell>
          <table:table-cell table:style-name="ce1" office:value-type="string" calcext:value-type="string">
            <text:p>특이사항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user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이름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이메일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asswd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비밀번호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주소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핸드폰번호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성별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권한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redit</text:p>
          </table:table-cell>
          <table:table-cell table:style-name="ce4" office:value-type="string" calcext:value-type="string">
            <text:p>DECIMAL(8,2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크래딧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reat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가입일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odifi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수정일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product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명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ad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원산지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delivery_method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배송방법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delivery_charge</text:p>
          </table:table-cell>
          <table:table-cell table:style-name="ce4" office:value-type="string" calcext:value-type="string">
            <text:p>DECIMAL(8,2)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배송비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delivery_info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배송안내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reat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생성일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odifi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수정일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product_detail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UNSIGNED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세 상품명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DECIMAL(8,2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가격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개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product_image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ain_img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메인사진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detail_img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제품설명사진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cart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회원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개수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가격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payment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회원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개수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DECIMAL(8,2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가격</text:p>
          </table:table-cell>
          <table:table-cell table:style-name="ce4" office:value-type="string" calcext:value-type="string">
            <text:p>NOT</text:p>
          </table:table-cell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orderer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주문자명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핸드폰번호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주소</text:p>
          </table:table-cell>
          <table:table-cell table:style-name="ce4"/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태</text:p>
          </table:table-cell>
          <table:table-cell table:style-name="ce4" office:value-type="string" calcext:value-type="string">
            <text:p>DEFAULT 'order_completed' 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reat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결제일자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odifi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수정일자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like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회원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6">
            <text:p>review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회원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product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상품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내용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creat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작성일자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modified_at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수정일자</text:p>
          </table:table-cell>
          <table:table-cell table:style-name="ce4"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review_image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 UNSIGNED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인덱스</text:p>
          </table:table-cell>
          <table:table-cell table:style-name="ce4" office:value-type="string" calcext:value-type="string">
            <text:p>AUTO_INCREMENT</text:p>
          </table:table-cell>
          <table:table-cell table:style-name="ce8"/>
          <table:table-cell table:number-columns-repeated="1017"/>
        </table:table-row>
        <table:table-row table:style-name="ro1">
          <table:covered-table-cell table:style-name="ce2"/>
          <table:table-cell table:style-name="ce4" office:value-type="string" calcext:value-type="string">
            <text:p>review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리뷰 인덱스</text:p>
          </table:table-cell>
          <table:table-cell table:style-name="ce4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img</text:p>
          </table:table-cell>
          <table:table-cell table:style-name="ce4" office:value-type="string" calcext:value-type="string">
            <text:p>VARCHAR(255)</text:p>
          </table:table-cell>
          <table:table-cell table:style-name="ce4" office:value-type="string" calcext:value-type="string">
            <text:p>NOT NULL </text:p>
          </table:table-cell>
          <table:table-cell table:style-name="ce4" office:value-type="string" calcext:value-type="string">
            <text:p>리뷰 사진</text:p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23:36:49.597726020</meta:creation-date>
    <dc:date>2022-09-14T23:54:23.459626582</dc:date>
    <meta:editing-duration>PT7M23S</meta:editing-duration>
    <meta:editing-cycles>1</meta:editing-cycles>
    <meta:document-statistic meta:table-count="1" meta:cell-count="250" meta:object-count="0"/>
    <meta:generator>LibreOffice/6.4.7.2$Linux_X86_64 LibreOffice_project/40$Build-2</meta:generator>
  </office:meta>
</office:document-meta>
</file>